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7536" officeooo:paragraph-rsid="00127536"/>
    </style:style>
    <style:style style:name="P2" style:family="paragraph" style:parent-style-name="Standard">
      <style:text-properties officeooo:rsid="00127536" officeooo:paragraph-rsid="00151e3c"/>
    </style:style>
    <style:style style:name="T1" style:family="text">
      <style:text-properties officeooo:rsid="00131f36"/>
    </style:style>
    <style:style style:name="T2" style:family="text">
      <style:text-properties officeooo:rsid="00151e3c"/>
    </style:style>
    <style:style style:name="T3" style:family="text">
      <style:text-properties officeooo:rsid="00152303"/>
    </style:style>
    <style:style style:name="T4" style:family="text">
      <style:text-properties officeooo:rsid="00152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umptions</text:p>
      <text:p text:style-name="P1"/>
      <text:p text:style-name="P1"><text:tab/>System</text:p>
      <text:p text:style-name="P1"/>
      <text:p text:style-name="P2"><text:tab/>-we can check the position cars <text:span text:style-name="T1">at anytime, anywhere</text:span></text:p>
      <text:p text:style-name="P1"><text:tab/>-you can only ac<text:span text:style-name="T1">c</text:span>ess by smartphone applications</text:p>
      <text:p text:style-name="P1"><text:tab/>-<text:span text:style-name="T1">we knows the set of GPS coordinate of each special zone</text:span></text:p>
      <text:p text:style-name="P1"><text:tab/>-<text:span text:style-name="T3">one model, one price</text:span></text:p>
      <text:p text:style-name="P1"><text:tab/>-<text:span text:style-name="T3">the society have a maintenance service for cars</text:span></text:p>
      <text:p text:style-name="P1"/>
      <text:p text:style-name="P1"><text:tab/>-<text:span text:style-name="T4">someone who rent the car and unlock it will use it (ignite engine)</text:span></text:p>
      <text:p text:style-name="P1"/>
      <text:p text:style-name="P1"><text:tab/>Driver</text:p>
      <text:p text:style-name="P1"/>
      <text:p text:style-name="P1"><text:tab/>-he has a driver license, piece of identity and way of payment</text:p>
      <text:p text:style-name="P1"><text:tab/>-we can trust provided informations <text:span text:style-name="T1">(early driver license)</text:span></text:p>
      <text:p text:style-name="P1"><text:tab/>-he has a smart<text:span text:style-name="T1">phone with localisation system</text:span></text:p>
      <text:p text:style-name="P1"><text:tab/>-<text:span text:style-name="T1">the driver is legally responsible for the car and his actions</text:span></text:p>
      <text:p text:style-name="P1"><text:tab/>-</text:p>
      <text:p text:style-name="P1"/>
      <text:p text:style-name="P1"><text:tab/><text:span text:style-name="T1">Car</text:span></text:p>
      <text:p text:style-name="P1"/>
      <text:p text:style-name="P1"><text:tab/>-<text:span text:style-name="T1">the car can count the number of present passenger</text:span></text:p>
      <text:p text:style-name="P1"><text:tab/>-<text:span text:style-name="T1">we can communicate with the car at anytime, anywhere</text:span></text:p>
      <text:p text:style-name="P1"><text:tab/>-<text:span text:style-name="T1">there is an interface to communicate with the user: </text:span></text:p>
      <text:p text:style-name="P1"/>
      <text:p text:style-name="P1">System requirement</text:p>
      <text:p text:style-name="P1"/>
      <text:p text:style-name="P1"><text:tab/>You cannot access to the application until you are logged in</text:p>
      <text:p text:style-name="P1"><text:tab/>You cannot book a car if your payment informations are not up to date</text:p>
      <text:p text:style-name="P2"><text:tab/><text:span text:style-name="T2">You have access to:saving money option, payment <text:tab/>informations, navigation system with <text:tab/><text:tab/>zones from the car interface</text:span></text:p>
      <text:p text:style-name="P2"><text:tab/><text:span text:style-name="T3">Available car state: battery &gt; 20%</text:span></text:p>
      <text:p text:style-name="P2"/>
      <text:p text:style-name="P2"><text:tab/><text:span text:style-name="T3">You can know the remaining autonomy of the available car while booking them</text:span></text:p>
      <text:p text:style-name="P2"/>
      <text:p text:style-name="P2"><text:tab/><text:span text:style-name="T3">To get the recharge discount, you need to plug it within 5 min after left the car</text:span></text:p>
      <text:p text:style-name="P2"/>
      <text:p text:style-name="P2"><text:tab/><text:span text:style-name="T4">To unlock the car, the user signal his position through the application and we check if he is <text:tab/>close enough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5:31:11.447000000</meta:creation-date>
    <dc:date>2016-10-26T16:19:25.003000000</dc:date>
    <meta:editing-duration>PT5M59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6" meta:word-count="221" meta:character-count="1285" meta:non-whitespace-character-count="1061"/>
  </office:meta>
</office:document-meta>
</file>